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4625" calcext:value-type="float">
            <text:p>0.4625</text:p>
          </table:table-cell>
        </table:table-row>
        <table:table-row table:style-name="ro1">
          <table:table-cell office:value-type="string" calcext:value-type="string">
            <text:p>Condor (20514528)</text:p>
          </table:table-cell>
          <table:table-cell table:formula="of:=3/10" office:value-type="float" office:value="0.3" calcext:value-type="float">
            <text:p>0.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246827699100969" calcext:value-type="float">
            <text:p>0.246827699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4/10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0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3.5/10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9:04:01.318857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02T20:19:42.679395802</dc:date>
    <meta:editing-duration>PT6H26M15S</meta:editing-duration>
    <meta:editing-cycles>57</meta:editing-cycles>
    <meta:generator>LibreOffice/5.1.6.2$Linux_X86_64 LibreOffice_project/10m0$Build-2</meta:generator>
    <meta:document-statistic meta:table-count="1" meta:cell-count="54" meta:object-count="0"/>
  </office:meta>
</office:document-meta>
</file>